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ev-testgeekhub.pantheonsite.io/" office:target-frame-name="_blank" xlink:show="new" text:style-name="Internet_20_link" text:visited-style-name="Visited_20_Internet_20_Link"><text:span text:style-name="T1">https://dev-testgeekhub.pantheonsite.io/</text:span></text:a><text:span text:style-name="T2">  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2-08T12:31:55.333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0"/>
  </office:meta>
</office:document-meta>
</file>